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8f02" officeooo:paragraph-rsid="00118f0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18f02" officeooo:paragraph-rsid="00118f02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18f02" officeooo:paragraph-rsid="00118f02" style:font-size-asian="13pt" style:font-weight-asian="normal" style:font-size-complex="13pt" style:font-weight-complex="normal"/>
    </style:style>
    <style:style style:name="T1" style:family="text">
      <style:text-properties officeooo:rsid="0010b7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Y455 Cyber Security</text:p>
      <text:p text:style-name="P2">Assignment <text:span text:style-name="T1">7</text:span> - Vulnerability Assessment</text:p>
      <text:p text:style-name="P2">Chris Papastamos <text:span text:style-name="T1">(csd4569)</text:span></text:p>
      <text:p text:style-name="P1"/>
      <text:p text:style-name="P4">Question 1</text:p>
      <text:p text:style-name="P5"><text:tab/>The first step for this question was to setup a mySQL database in my local computer. That was pretty straicht forward as all I needed to do was to install mySQL using apt and set a password for the root user. Also I needed to create a database which I called cve_db.</text:p>
      <text:p text:style-name="P4"/>
      <text:p text:style-name="P3"><text:tab/>In order to import all the CVEs in the database I created earlier, I had to write a python script which will querry the NVD API and store the results in the database. The NVD API had some limitations so I had to implement the following rules for my queries: </text:p>
      <text:p text:style-name="P3">1. Only query for a 120 day window at a time.</text:p>
      <text:p text:style-name="P3">2. Wait 10 seconds after each query because otherwise the API returns 403 replies</text:p>
      <text:p text:style-name="P3">3. Request 2000 results per page each time</text:p>
      <text:p text:style-name="P3"/>
      <text:p text:style-name="P3"><text:tab/>The script is as follows:</text:p>
      <text:p text:style-name="P3"/>
      <text:p text:style-name="P3">&lt;Python script&gt;</text:p>
      <text:p text:style-name="P3"/>
      <text:p text:style-name="P3">When this script runs, the database is populated with 115.402 CVEs. I have configured the script to run from 1/1/1990 until the datetime that the script is executed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21:43:57.971539784</meta:creation-date>
    <dc:date>2023-06-19T22:04:52.383665497</dc:date>
    <meta:editing-duration>PT20M55S</meta:editing-duration>
    <meta:editing-cycles>2</meta:editing-cycles>
    <meta:generator>LibreOffice/7.5.3.2$Linux_X86_64 LibreOffice_project/50$Build-2</meta:generator>
    <meta:document-statistic meta:table-count="0" meta:image-count="0" meta:object-count="0" meta:page-count="1" meta:paragraph-count="12" meta:word-count="183" meta:character-count="994" meta:non-whitespace-character-count="819"/>
  </office:meta>
</office:document-meta>
</file>